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heads_20_1" draw:fill-color="#ffffff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svg:stroke-width="0.152cm" draw:marker-start="Arrow" draw:marker-start-width="0.533cm" draw:marker-end="Arrow" draw:marker-end-width="0.528cm" draw:fill="none" draw:textarea-vertical-align="middle" fo:padding-top="0.201cm" fo:padding-bottom="0.201cm" fo:padding-left="0.326cm" fo:padding-right="0.326cm" draw:shadow="visible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 draw:shadow="visible"/>
    </style:style>
    <style:style style:name="gr4" style:family="graphic" style:parent-style-name="standard">
      <style:graphic-properties draw:marker-start="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svg:stroke-color="#6666ff" draw:marker-start="Arrow" draw:marker-end="" draw:marker-end-width="0.3cm" draw:fill="none" draw:textarea-vertical-align="middle" draw:shadow="visible"/>
    </style:style>
    <style:style style:name="gr6" style:family="graphic" style:parent-style-name="standard">
      <style:graphic-properties svg:stroke-color="#0066cc" draw:marker-start="" draw:marker-end="Arrow" draw:textarea-vertical-align="middle" draw:shadow="visib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112cm" svg:height="2.794cm" svg:x="10.922cm" svg:y="3.5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112cm" svg:height="2.54cm" svg:x="10.922cm" svg:y="8.3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2.54cm" svg:x="10.922cm" svg:y="12.8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938cm" svg:y1="6.358cm" svg:x2="11.938cm" svg:y2="8.374cm">
          <text:p/>
        </draw:line>
        <draw:frame draw:style-name="gr3" draw:layer="layout" svg:width="1.874cm" svg:height="0.962cm" svg:x="15.652cm" svg:y="4.38cm">
          <draw:text-box>
            <text:p>send</text:p>
          </draw:text-box>
        </draw:frame>
        <draw:frame draw:style-name="gr3" draw:layer="layout" svg:width="1.7cm" svg:height="0.962cm" svg:x="11.588cm" svg:y="4.38cm">
          <draw:text-box>
            <text:p>recv</text:p>
          </draw:text-box>
        </draw:frame>
        <draw:line draw:style-name="gr2" draw:text-style-name="P1" draw:layer="layout" svg:x1="17.018cm" svg:y1="6.358cm" svg:x2="17.018cm" svg:y2="8.374cm">
          <text:p/>
        </draw:line>
        <draw:custom-shape draw:style-name="gr4" draw:text-style-name="P1" xml:id="id2" draw:id="id2" draw:layer="layout" svg:width="1.778cm" svg:height="1.016cm" svg:x="2.0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2cm" svg:y1="9.398cm" svg:x2="3.81cm" svg:y2="6.604cm">
          <text:p/>
        </draw:line>
        <draw:custom-shape draw:style-name="gr4" draw:text-style-name="P1" draw:layer="layout" svg:width="1.727cm" svg:height="0.842cm" svg:x="2.086cm" svg:y="7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2cm" svg:y1="9.906cm" svg:x2="4.013cm" svg:y2="7.59cm">
          <text:p/>
        </draw:line>
        <draw:custom-shape draw:style-name="gr4" draw:text-style-name="P1" draw:layer="layout" svg:width="1.727cm" svg:height="0.842cm" svg:x="2.083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2cm" svg:y1="10.414cm" svg:x2="4.064cm" svg:y2="9.398cm">
          <text:p/>
        </draw:line>
        <draw:frame draw:style-name="gr3" draw:layer="layout" svg:width="1.874cm" svg:height="0.962cm" svg:x="15.552cm" svg:y="9.18cm">
          <draw:text-box>
            <text:p>send</text:p>
          </draw:text-box>
        </draw:frame>
        <draw:frame draw:style-name="gr3" draw:layer="layout" svg:width="1.7cm" svg:height="0.962cm" svg:x="11.488cm" svg:y="9.18cm">
          <draw:text-box>
            <text:p>recv</text:p>
          </draw:text-box>
        </draw:frame>
        <draw:frame draw:style-name="gr3" draw:layer="layout" svg:width="1.874cm" svg:height="0.962cm" svg:x="15.652cm" svg:y="13.68cm">
          <draw:text-box>
            <text:p>send</text:p>
          </draw:text-box>
        </draw:frame>
        <draw:frame draw:style-name="gr3" draw:layer="layout" svg:width="1.7cm" svg:height="0.962cm" svg:x="11.588cm" svg:y="13.68cm">
          <draw:text-box>
            <text:p>recv</text:p>
          </draw:text-box>
        </draw:frame>
        <draw:line draw:style-name="gr2" draw:text-style-name="P1" draw:layer="layout" svg:x1="11.938cm" svg:y1="10.858cm" svg:x2="11.938cm" svg:y2="12.874cm">
          <text:p/>
        </draw:line>
        <draw:line draw:style-name="gr2" draw:text-style-name="P1" draw:layer="layout" svg:x1="17.018cm" svg:y1="10.858cm" svg:x2="17.018cm" svg:y2="12.874cm">
          <text:p/>
        </draw:line>
        <draw:connector draw:style-name="gr6" draw:text-style-name="P1" draw:layer="layout" draw:line-skew="1.077cm -3.055cm" svg:x1="18.034cm" svg:y1="9.644cm" svg:x2="2.921cm" svg:y2="5.842cm" draw:start-shape="id1" draw:start-glue-point="1" draw:end-shape="id2" draw:end-glue-point="4" svg:d="M18034 9644h1778v-7358h-16891v3556" svg:viewBox="0 0 16892 7359">
          <text:p/>
        </draw:connecto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H18M2S</meta:editing-duration>
    <meta:editing-cycles>22</meta:editing-cycles>
    <meta:generator>LibreOffice/4.2.8.2$Linux_X86_64 LibreOffice_project/420m0$Build-2</meta:generator>
    <dc:date>2016-04-29T01:24:14.914023826</dc:date>
    <meta:document-statistic meta:object-count="43"/>
  </office:meta>
</office:document-meta>
</file>